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862in"/>
    </style:style>
    <style:style style:name="co3" style:family="table-column">
      <style:table-column-properties fo:break-before="auto" style:column-width="0.6429in"/>
    </style:style>
    <style:style style:name="co4" style:family="table-column">
      <style:table-column-properties fo:break-before="auto" style:column-width="0.653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18"/>
    <style:style style:name="ce2" style:family="table-cell" style:parent-style-name="Default" style:data-style-name="N121"/>
    <style:style style:name="ce3" style:family="table-cell" style:parent-style-name="Default" style:data-style-name="N2"/>
    <style:style style:name="ce4" style:family="table-cell" style:parent-style-name="Default" style:data-style-name="N11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5.4638in" svg:y="0.0728in">
            <draw:object draw:notify-on-update-of-ranges="Sheet1.A2:Sheet1.A10 Sheet1.B2:Sheet1.B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92in" svg:height="9.6421in" svg:x="5.5209in" svg:y="3.8965in">
            <draw:object draw:notify-on-update-of-ranges="Sheet1.A2:Sheet1.A10 Sheet1.C2:Sheet1.C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12bit</text:p>
          </table:table-cell>
          <table:table-cell office:value-type="string">
            <text:p>Hz</text:p>
          </table:table-cell>
          <table:table-cell office:value-type="string">
            <text:p>midi note</text:p>
          </table:table-cell>
          <table:table-cell office:value-type="string">
            <text:p>fit midi</text:p>
          </table:table-cell>
          <table:table-cell office:value-type="string">
            <text:p>devi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9.2">
            <text:p>59.2</text:p>
          </table:table-cell>
          <table:table-cell table:style-name="ce4" table:formula="of:=69+12*LOG([.B2]/440;2)" office:value-type="float" office:value="34.2739866866031">
            <text:p>34.2740</text:p>
          </table:table-cell>
          <table:table-cell table:style-name="ce4" table:formula="of:=[.$B$12]*[.A2]+[.$B$13]" office:value-type="float" office:value="34.2753838743686">
            <text:p>34.2754</text:p>
          </table:table-cell>
          <table:table-cell table:style-name="ce4" table:formula="of:=[.D2]-[.C2]" office:value-type="float" office:value="0.00139718776548392">
            <text:p>0.0014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90.8">
            <text:p>90.8</text:p>
          </table:table-cell>
          <table:table-cell table:style-name="ce4" table:formula="of:=69+12*LOG([.B3]/440;2)" office:value-type="float" office:value="41.6791281465467">
            <text:p>41.6791</text:p>
          </table:table-cell>
          <table:table-cell table:style-name="ce4" table:formula="of:=[.$B$12]*[.A3]+[.$B$13]" office:value-type="float" office:value="41.652857915735">
            <text:p>41.6529</text:p>
          </table:table-cell>
          <table:table-cell table:style-name="ce4" table:formula="of:=[.D3]-[.C3]" office:value-type="float" office:value="-0.0262702308117184">
            <text:p>-0.026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38.9">
            <text:p>138.9</text:p>
          </table:table-cell>
          <table:table-cell table:style-name="ce4" table:formula="of:=69+12*LOG([.B4]/440;2)" office:value-type="float" office:value="49.0385169068325">
            <text:p>49.0385</text:p>
          </table:table-cell>
          <table:table-cell table:style-name="ce4" table:formula="of:=[.$B$12]*[.A4]+[.$B$13]" office:value-type="float" office:value="49.0303319571014">
            <text:p>49.0303</text:p>
          </table:table-cell>
          <table:table-cell table:style-name="ce4" table:formula="of:=[.D4]-[.C4]" office:value-type="float" office:value="-0.00818494973106709">
            <text:p>-0.0082</text:p>
          </table:table-cell>
        </table:table-row>
        <table:table-row table:style-name="ro1">
          <table:table-cell office:value-type="float" office:value="1536">
            <text:p>1536</text:p>
          </table:table-cell>
          <table:table-cell office:value-type="float" office:value="212.4">
            <text:p>212.4</text:p>
          </table:table-cell>
          <table:table-cell table:style-name="ce4" table:formula="of:=69+12*LOG([.B5]/440;2)" office:value-type="float" office:value="56.3913629087056">
            <text:p>56.3914</text:p>
          </table:table-cell>
          <table:table-cell table:style-name="ce4" table:formula="of:=[.$B$12]*[.A5]+[.$B$13]" office:value-type="float" office:value="56.4078059984678">
            <text:p>56.4078</text:p>
          </table:table-cell>
          <table:table-cell table:style-name="ce4" table:formula="of:=[.D5]-[.C5]" office:value-type="float" office:value="0.016443089762177">
            <text:p>0.016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325.1">
            <text:p>325.1</text:p>
          </table:table-cell>
          <table:table-cell table:style-name="ce4" table:formula="of:=69+12*LOG([.B6]/440;2)" office:value-type="float" office:value="63.76056038734">
            <text:p>63.7606</text:p>
          </table:table-cell>
          <table:table-cell table:style-name="ce4" table:formula="of:=[.$B$12]*[.A6]+[.$B$13]" office:value-type="float" office:value="63.7852800398341">
            <text:p>63.7853</text:p>
          </table:table-cell>
          <table:table-cell table:style-name="ce4" table:formula="of:=[.D6]-[.C6]" office:value-type="float" office:value="0.0247196524941344">
            <text:p>0.0247</text:p>
          </table:table-cell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498.9">
            <text:p>498.9</text:p>
          </table:table-cell>
          <table:table-cell table:style-name="ce4" table:formula="of:=69+12*LOG([.B7]/440;2)" office:value-type="float" office:value="71.1749657471568">
            <text:p>71.1750</text:p>
          </table:table-cell>
          <table:table-cell table:style-name="ce4" table:formula="of:=[.$B$12]*[.A7]+[.$B$13]" office:value-type="float" office:value="71.1627540812005">
            <text:p>71.1628</text:p>
          </table:table-cell>
          <table:table-cell table:style-name="ce4" table:formula="of:=[.D7]-[.C7]" office:value-type="float" office:value="-0.0122116659563147">
            <text:p>-0.0122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761.8">
            <text:p>761.8</text:p>
          </table:table-cell>
          <table:table-cell table:style-name="ce4" table:formula="of:=69+12*LOG([.B8]/440;2)" office:value-type="float" office:value="78.5029051698158">
            <text:p>78.5029</text:p>
          </table:table-cell>
          <table:table-cell table:style-name="ce4" table:formula="of:=[.$B$12]*[.A8]+[.$B$13]" office:value-type="float" office:value="78.5402281225669">
            <text:p>78.5402</text:p>
          </table:table-cell>
          <table:table-cell table:style-name="ce4" table:formula="of:=[.D8]-[.C8]" office:value-type="float" office:value="0.037322952751083">
            <text:p>0.0373</text:p>
          </table:table-cell>
        </table:table-row>
        <table:table-row table:style-name="ro1">
          <table:table-cell office:value-type="float" office:value="3584">
            <text:p>3584</text:p>
          </table:table-cell>
          <table:table-cell office:value-type="float" office:value="1168.9">
            <text:p>1168.9</text:p>
          </table:table-cell>
          <table:table-cell table:style-name="ce4" table:formula="of:=69+12*LOG([.B9]/440;2)" office:value-type="float" office:value="85.9149129957444">
            <text:p>85.9149</text:p>
          </table:table-cell>
          <table:table-cell table:style-name="ce4" table:formula="of:=[.$B$12]*[.A9]+[.$B$13]" office:value-type="float" office:value="85.9177021639333">
            <text:p>85.9177</text:p>
          </table:table-cell>
          <table:table-cell table:style-name="ce4" table:formula="of:=[.D9]-[.C9]" office:value-type="float" office:value="0.0027891681888832">
            <text:p>0.0028</text:p>
          </table:table-cell>
        </table:table-row>
        <table:table-row table:style-name="ro1">
          <table:table-cell office:value-type="float" office:value="4095">
            <text:p>4095</text:p>
          </table:table-cell>
          <table:table-cell office:value-type="float" office:value="1792.5">
            <text:p>1792.5</text:p>
          </table:table-cell>
          <table:table-cell table:style-name="ce4" table:formula="of:=69+12*LOG([.B10]/440;2)" office:value-type="float" office:value="93.3167722807753">
            <text:p>93.3168</text:p>
          </table:table-cell>
          <table:table-cell table:style-name="ce4" table:formula="of:=[.$B$12]*[.A10]+[.$B$13]" office:value-type="float" office:value="93.2807670763126">
            <text:p>93.2808</text:p>
          </table:table-cell>
          <table:table-cell table:style-name="ce4" table:formula="of:=[.D10]-[.C10]" office:value-type="float" office:value="-0.0360052044626684">
            <text:p>-0.036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lope:</text:p>
          </table:table-cell>
          <table:table-cell table:style-name="ce2" table:formula="of:=SLOPE([.C2:.C10];[.A2:.A10])" office:value-type="float" office:value="0.0144091289870437">
            <text:p>0.01440913</text:p>
          </table:table-cell>
          <table:table-cell table:number-columns-repeated="3"/>
        </table:table-row>
        <table:table-row table:style-name="ro1">
          <table:table-cell office:value-type="string">
            <text:p>intercept:</text:p>
          </table:table-cell>
          <table:table-cell table:style-name="ce2" table:formula="of:=INTERCEPT([.C2:.C10];[.A2:.A10])" office:value-type="float" office:value="34.2753838743686">
            <text:p>34.27538387</text:p>
          </table:table-cell>
          <table:table-cell table:number-columns-repeated="3"/>
        </table:table-row>
        <table:table-row table:style-name="ro1" table:number-rows-repeated="104856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">
      <number:number number:decimal-places="1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8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onme </meta:initial-creator>
    <meta:creation-date>2014-04-11T19:22:17</meta:creation-date>
    <dc:date>2014-04-12T16:58:41</dc:date>
    <dc:creator>charonme </dc:creator>
    <meta:editing-duration>PT21H27M17S</meta:editing-duration>
    <meta:editing-cycles>7</meta:editing-cycles>
    <meta:generator>LibreOffice/4.0.4.2$Linux_X86_64 LibreOffice_project/400m0$Build-2</meta:generator>
    <meta:document-statistic meta:table-count="1" meta:cell-count="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18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plot-area chart:style-name="ch2" table:cell-range-address="Sheet1.A2:Sheet1.B10" svg:x="1.33cm" svg:y="0.855cm" svg:width="14.03cm" svg:height="6.989cm">
          <chartooo:coordinate-region svg:x="2.613cm" svg:y="1.054cm" svg:width="12.375cm" svg:height="6.143cm"/>
          <chart:axis chart:dimension="x" chart:name="primary-x" chart:style-name="ch3">
            <chart:title svg:x="7.018cm" svg:y="8.024cm" chart:style-name="ch4">
              <text:p>12bit digital value</text:p>
            </chart:title>
            <chart:grid chart:style-name="ch5" chart:class="major"/>
          </chart:axis>
          <chart:axis chart:dimension="y" chart:name="primary-y" chart:style-name="ch6">
            <chart:title svg:x="0.451cm" svg:y="6.814cm" chart:style-name="ch7">
              <text:p>A-110 VCO output frequency (Hz)</text:p>
            </chart:title>
            <chart:grid chart:style-name="ch5" chart:class="major"/>
          </chart:axis>
          <chart:series chart:style-name="ch8" chart:values-cell-range-address="Sheet1.B2:Sheet1.B10" chart:class="chart:scatter">
            <chart:domain table:cell-range-address="Sheet1.A2:Sheet1.A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0</svg:desc>
                </draw:g>
              </table:table-cell>
              <table:table-cell office:value-type="float" office:value="59.2">
                <text:p>59.2</text:p>
                <draw:g>
                  <svg:desc>Sheet1.B2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2">
                <text:p>512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4">
                <text:p>1024</text:p>
              </table:table-cell>
              <table:table-cell office:value-type="float" office:value="138.9">
                <text:p>138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36">
                <text:p>1536</text:p>
              </table:table-cell>
              <table:table-cell office:value-type="float" office:value="212.4">
                <text:p>212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325.1">
                <text:p>32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0">
                <text:p>2560</text:p>
              </table:table-cell>
              <table:table-cell office:value-type="float" office:value="498.9">
                <text:p>498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72">
                <text:p>3072</text:p>
              </table:table-cell>
              <table:table-cell office:value-type="float" office:value="761.8">
                <text:p>761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84">
                <text:p>3584</text:p>
              </table:table-cell>
              <table:table-cell office:value-type="float" office:value="1168.9">
                <text:p>1168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95">
                <text:p>4095</text:p>
              </table:table-cell>
              <table:table-cell office:value-type="float" office:value="1792.5">
                <text:p>179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9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119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19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dash" draw:stroke-dash="Ultrafine_20_Dashed" svg:stroke-color="#aecf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24.492cm" xlink:href=".." xlink:type="simple" chart:class="chart:scatter" chart:style-name="ch1">
        <chart:plot-area chart:style-name="ch2" table:cell-range-address="Sheet1.A2:Sheet1.A10 Sheet1.C2:Sheet1.C10" svg:x="1.016cm" svg:y="2.118cm" svg:width="14.399cm" svg:height="20.93cm">
          <chartooo:coordinate-region svg:x="2.669cm" svg:y="2.317cm" svg:width="12.374cm" svg:height="20.084cm"/>
          <chart:axis chart:dimension="x" chart:name="primary-x" chart:style-name="ch3">
            <chart:title svg:x="6.888cm" svg:y="23.537cm" chart:style-name="ch4">
              <text:p>12bit digital value</text:p>
            </chart:title>
            <chart:grid chart:style-name="ch5" chart:class="major"/>
          </chart:axis>
          <chart:axis chart:dimension="y" chart:name="primary-y" chart:style-name="ch6">
            <chart:title svg:x="0.136cm" svg:y="13.923cm" chart:style-name="ch7">
              <text:p>MIDI note number</text:p>
            </chart:title>
            <chart:grid chart:style-name="ch5" chart:class="major"/>
          </chart:axis>
          <chart:series chart:style-name="ch8" chart:values-cell-range-address="Sheet1.C2:Sheet1.C10" chart:class="chart:scatter">
            <chart:domain table:cell-range-address="Sheet1.A2:Sheet1.A10"/>
            <chart:regression-curve chart:style-name="ch9">
              <chart:equation chart:display-r-square="true"/>
            </chart:regression-curve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0</svg:desc>
                </draw:g>
              </table:table-cell>
              <table:table-cell office:value-type="float" office:value="34.2739866866031">
                <text:p>34.2739866866031</text:p>
                <draw:g>
                  <svg:desc>Sheet1.C2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2">
                <text:p>512</text:p>
              </table:table-cell>
              <table:table-cell office:value-type="float" office:value="41.6791281465467">
                <text:p>41.6791281465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4">
                <text:p>1024</text:p>
              </table:table-cell>
              <table:table-cell office:value-type="float" office:value="49.0385169068325">
                <text:p>49.03851690683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36">
                <text:p>1536</text:p>
              </table:table-cell>
              <table:table-cell office:value-type="float" office:value="56.3913629087056">
                <text:p>56.39136290870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63.76056038734">
                <text:p>63.760560387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0">
                <text:p>2560</text:p>
              </table:table-cell>
              <table:table-cell office:value-type="float" office:value="71.1749657471568">
                <text:p>71.17496574715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72">
                <text:p>3072</text:p>
              </table:table-cell>
              <table:table-cell office:value-type="float" office:value="78.5029051698158">
                <text:p>78.50290516981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84">
                <text:p>3584</text:p>
              </table:table-cell>
              <table:table-cell office:value-type="float" office:value="85.9149129957444">
                <text:p>85.9149129957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95">
                <text:p>4095</text:p>
              </table:table-cell>
              <table:table-cell office:value-type="float" office:value="93.3167722807753">
                <text:p>93.31677228077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